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5a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Proyecto: </text:span>$proyect.Nam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weight="bold"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weight="bold" fo:font-style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16:27:56.237000000</meta:creation-date>
    <dc:date>2020-10-21T16:38:41.234000000</dc:date>
    <meta:editing-duration>PT10M45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4"/>
    <meta:generator>LibreOffice/7.0.1.2$Windows_X86_64 LibreOffice_project/7cbcfc562f6eb6708b5ff7d7397325de9e764452</meta:generator>
  </office:meta>
</office:document-meta>
</file>